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5533709354E8AB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33cm, 7.566cm, 23.906cm, 4.26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553cm" svg:height="21.799cm" svg:x="0.837cm" svg:y="0.592cm">
          <draw:image xlink:href="Pictures/10000000000005E8000007E025533709354E8AB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1T07:57:32.533049618</dc:date>
    <meta:editing-duration>PT3M43S</meta:editing-duration>
    <meta:editing-cycles>5</meta:editing-cycles>
    <meta:generator>LibreOffice/7.4.1.2$MacOSX_AARCH64 LibreOffice_project/3c58a8f3a960df8bc8fd77b461821e42c061c5f0</meta:generator>
    <meta:document-statistic meta:object-count="1"/>
  </office:meta>
</office:document-meta>
</file>